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b3d8" officeooo:paragraph-rsid="001db3d8"/>
    </style:style>
    <style:style style:name="P2" style:family="paragraph" style:parent-style-name="Standard">
      <style:paragraph-properties fo:text-align="start" style:justify-single-word="false"/>
      <style:text-properties officeooo:rsid="001db3d8" officeooo:paragraph-rsid="001e21df"/>
    </style:style>
    <style:style style:name="P3" style:family="paragraph" style:parent-style-name="Standard">
      <style:paragraph-properties fo:text-align="start" style:justify-single-word="false"/>
      <style:text-properties officeooo:rsid="001e21df" officeooo:paragraph-rsid="001e21df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style:font-size-asian="12pt"/>
    </style:style>
    <style:style style:name="P6" style:family="paragraph" style:parent-style-name="Standard">
      <style:paragraph-properties fo:text-align="start" style:justify-single-word="false" style:border-line-width-bottom="0.0346in 0.0102in 0.0102in" fo:padding="0.0291in" fo:border-left="none" fo:border-right="none" fo:border-top="none" fo:border-bottom="4pt double #000000" style:join-border="false"/>
      <style:text-properties officeooo:rsid="001db3d8" officeooo:paragraph-rsid="001db3d8"/>
    </style:style>
    <style:style style:name="P7" style:family="paragraph" style:parent-style-name="Standard">
      <style:paragraph-properties fo:text-align="start" style:justify-single-word="false" style:border-line-width-bottom="0.0346in 0.0102in 0.0102in" fo:padding="0.0291in" fo:border-left="none" fo:border-right="none" fo:border-top="none" fo:border-bottom="4pt double #000000" style:join-border="false"/>
      <style:text-properties officeooo:rsid="001e21df" officeooo:paragraph-rsid="001e21df"/>
    </style:style>
    <style:style style:name="T1" style:family="text">
      <style:text-properties fo:color="#bf5f3f" style:font-name="Consolas" fo:font-size="12pt" style:font-size-asian="12pt"/>
    </style:style>
    <style:style style:name="T2" style:family="text">
      <style:text-properties style:font-name="Consolas" fo:font-size="12pt" style:font-size-asian="12pt"/>
    </style:style>
    <style:style style:name="T3" style:family="text">
      <style:text-properties fo:color="#3f7f7f" style:font-name="Consolas" fo:font-size="12pt" style:font-size-asian="12pt"/>
    </style:style>
    <style:style style:name="T4" style:family="text">
      <style:text-properties fo:color="#7f007f" style:font-name="Consolas" fo:font-size="12pt" style:font-size-asian="12pt"/>
    </style:style>
    <style:style style:name="T5" style:family="text">
      <style:text-properties fo:color="#000000" style:font-name="Consolas" fo:font-size="12pt" style:font-size-asian="12pt"/>
    </style:style>
    <style:style style:name="T6" style:family="text">
      <style:text-properties fo:color="#000000" style:font-name="Consolas" fo:font-size="12pt" style:font-size-asian="12pt" fo:background-color="#d4d4d4"/>
    </style:style>
    <style:style style:name="T7" style:family="text">
      <style:text-properties fo:color="#000000" style:font-name="Consolas" fo:font-size="12pt" style:text-underline-style="solid" style:text-underline-width="auto" style:text-underline-color="font-color" style:font-size-asian="12pt"/>
    </style:style>
    <style:style style:name="T8" style:family="text">
      <style:text-properties fo:color="#000000" style:font-name="Consolas" fo:font-size="12pt" fo:font-style="italic" style:font-size-asian="12pt" style:font-style-asian="italic"/>
    </style:style>
    <style:style style:name="T9" style:family="text">
      <style:text-properties fo:color="#2a00ff" style:font-name="Consolas" fo:font-size="12pt" fo:font-style="italic" style:font-size-asian="12pt" style:font-style-asian="italic"/>
    </style:style>
    <style:style style:name="T10" style:family="text">
      <style:text-properties fo:color="#2a00ff" style:font-name="Consolas" fo:font-size="12pt" style:font-size-asian="12pt"/>
    </style:style>
    <style:style style:name="T11" style:family="text">
      <style:text-properties fo:color="#008080" style:font-name="Consolas" fo:font-size="12pt" style:font-size-asian="12pt"/>
    </style:style>
    <style:style style:name="T12" style:family="text">
      <style:text-properties fo:color="#808080" style:font-name="Consolas" fo:font-size="12pt" style:font-size-asian="12pt"/>
    </style:style>
    <style:style style:name="T13" style:family="text">
      <style:text-properties fo:color="#3f7f5f" style:font-name="Consolas" fo:font-size="12pt" style:font-size-asian="12pt"/>
    </style:style>
    <style:style style:name="T14" style:family="text">
      <style:text-properties fo:color="#2a00e1" style:font-name="Consolas" fo:font-size="12pt" fo:font-style="italic" style:font-size-asian="12pt" style:font-style-asian="italic"/>
    </style:style>
    <style:style style:name="T15" style:family="text">
      <style:text-properties fo:color="#7f0055" style:font-name="Consolas" fo:font-size="12pt" fo:font-weight="bold" style:font-size-asian="12pt" style:font-weight-asian="bold"/>
    </style:style>
    <style:style style:name="T16" style:family="text">
      <style:text-properties fo:color="#7f0055" style:font-name="Consolas" fo:font-size="12pt" fo:font-weight="bold" style:font-size-asian="12pt" style:font-weight-asian="bold" fo:background-color="#d4d4d4"/>
    </style:style>
    <style:style style:name="T17" style:family="text">
      <style:text-properties fo:color="#3f5fbf" style:font-name="Consolas" fo:font-size="12pt" style:font-size-asian="12pt"/>
    </style:style>
    <style:style style:name="T18" style:family="text">
      <style:text-properties fo:color="#646464" style:font-name="Consolas" fo:font-size="12pt" style:font-size-asian="12pt"/>
    </style:style>
    <style:style style:name="T19" style:family="text">
      <style:text-properties fo:color="#0000c0" style:font-name="Consolas" fo:font-size="12pt" fo:font-style="italic" fo:font-weight="bold" style:font-size-asian="12pt" style:font-style-asian="italic" style:font-weight-asian="bold"/>
    </style:style>
    <style:style style:name="T20" style:family="text">
      <style:text-properties fo:color="#0000c0" style:font-name="Consolas" fo:font-size="12pt" style:font-size-asian="12pt"/>
    </style:style>
    <style:style style:name="T21" style:family="text">
      <style:text-properties fo:color="#7f9fbf" style:font-name="Consolas" fo:font-size="12pt" fo:font-weight="bold" style:font-size-asian="12pt" style:font-weight-asian="bold"/>
    </style:style>
    <style:style style:name="T22" style:family="text">
      <style:text-properties fo:color="#6a3e3e" style:font-name="Consolas" fo:font-size="12pt" style:font-size-asian="12pt"/>
    </style:style>
    <style:style style:name="T23" style:family="text">
      <style:text-properties fo:color="#6a3e3e" style:font-name="Consolas" fo:font-size="12pt" style:text-underline-style="solid" style:text-underline-width="auto" style:text-underline-color="font-color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Y 4 Hibernate Handson.</text:p>
      <text:p text:style-name="P1"/>
      <text:p text:style-name="P1">Login.jsp</text:p>
      <text:p text:style-name="P1"/>
      <text:p text:style-name="P1"><text:span text:style-name="T1">&lt;%@</text:span><text:span text:style-name="T2"> </text:span><text:span text:style-name="T3">page</text:span><text:span text:style-name="T2"> </text:span><text:span text:style-name="T4">language</text:span><text:span text:style-name="T5">=</text:span><text:span text:style-name="T9">"java"</text:span><text:span text:style-name="T2"> </text:span><text:span text:style-name="T4">contentType</text:span><text:span text:style-name="T5">=</text:span><text:span text:style-name="T9">"text/html; charset=ISO-8859-1"</text:span></text:p>
      <text:p text:style-name="P4"><text:span text:style-name="T2"><text:s text:c="4"/></text:span><text:span text:style-name="T4">pageEncoding</text:span><text:span text:style-name="T5">=</text:span><text:span text:style-name="T9">"ISO-8859-1"</text:span><text:span text:style-name="T1">%&gt;</text:span></text:p>
      <text:p text:style-name="P4"><text:span text:style-name="T11">&lt;!</text:span><text:span text:style-name="T3">DOCTYPE</text:span><text:span text:style-name="T2"> </text:span><text:span text:style-name="T11">html</text:span><text:span text:style-name="T2"> </text:span><text:span text:style-name="T12">PUBLIC</text:span><text:span text:style-name="T2"> </text:span><text:span text:style-name="T11">"-//W3C//DTD HTML 4.01 Transitional//EN"</text:span><text:span text:style-name="T2"> </text:span><text:span text:style-name="T13">"http://www.w3.org/TR/html4/loose.dtd"</text:span><text:span text:style-name="T11">&gt;</text:span></text:p>
      <text:p text:style-name="P4"><text:span text:style-name="T11">&lt;</text:span><text:span text:style-name="T3">html</text:span><text:span text:style-name="T11">&gt;</text:span></text:p>
      <text:p text:style-name="P4"><text:span text:style-name="T11">&lt;</text:span><text:span text:style-name="T3">head</text:span><text:span text:style-name="T11">&gt;</text:span></text:p>
      <text:p text:style-name="P4"><text:span text:style-name="T11">&lt;</text:span><text:span text:style-name="T3">meta</text:span><text:span text:style-name="T2"> </text:span><text:span text:style-name="T4">http-equiv</text:span><text:span text:style-name="T5">=</text:span><text:span text:style-name="T9">"Content-Type"</text:span><text:span text:style-name="T2"> </text:span><text:span text:style-name="T4">content</text:span><text:span text:style-name="T5">=</text:span><text:span text:style-name="T9">"text/html; charset=ISO-8859-1"</text:span><text:span text:style-name="T11">&gt;</text:span></text:p>
      <text:p text:style-name="P4"><text:span text:style-name="T11">&lt;</text:span><text:span text:style-name="T3">title</text:span><text:span text:style-name="T11">&gt;</text:span><text:span text:style-name="T5">Insert title here</text:span><text:span text:style-name="T11">&lt;/</text:span><text:span text:style-name="T3">title</text:span><text:span text:style-name="T11">&gt;</text:span></text:p>
      <text:p text:style-name="P4"><text:span text:style-name="T11">&lt;/</text:span><text:span text:style-name="T3">head</text:span><text:span text:style-name="T11">&gt;</text:span></text:p>
      <text:p text:style-name="P4"><text:span text:style-name="T11">&lt;</text:span><text:span text:style-name="T3">body</text:span><text:span text:style-name="T11">&gt;</text:span></text:p>
      <text:p text:style-name="P4"><text:span text:style-name="T5"><text:s/></text:span><text:span text:style-name="T11">&lt;</text:span><text:span text:style-name="T3">div</text:span><text:span text:style-name="T2"> </text:span><text:span text:style-name="T4">align</text:span><text:span text:style-name="T5">=</text:span><text:span text:style-name="T9">"center"</text:span><text:span text:style-name="T11">&gt;</text:span></text:p>
      <text:p text:style-name="P4"><text:span text:style-name="T5"><text:s/></text:span><text:span text:style-name="T11">&lt;</text:span><text:span text:style-name="T3">img</text:span><text:span text:style-name="T2"> </text:span><text:span text:style-name="T4">src</text:span><text:span text:style-name="T5">=</text:span><text:span text:style-name="T9">"Logo.png"</text:span><text:span text:style-name="T11">&gt;</text:span></text:p>
      <text:p text:style-name="P4"><text:span text:style-name="T5"><text:s/></text:span><text:span text:style-name="T11">&lt;</text:span><text:span text:style-name="T3">hr</text:span><text:span text:style-name="T11">&gt;</text:span></text:p>
      <text:p text:style-name="P4"><text:span text:style-name="T5"><text:s/></text:span></text:p>
      <text:p text:style-name="P4"><text:span text:style-name="T5"><text:s text:c="2"/></text:span><text:span text:style-name="T11">&lt;</text:span><text:span text:style-name="T3">form</text:span><text:span text:style-name="T2"> </text:span><text:span text:style-name="T4">action</text:span><text:span text:style-name="T5">=</text:span><text:span text:style-name="T9">"LoginServlet"</text:span><text:span text:style-name="T2"> </text:span><text:span text:style-name="T4">method</text:span><text:span text:style-name="T5">=</text:span><text:span text:style-name="T9">"post"</text:span><text:span text:style-name="T11">&gt;</text:span></text:p>
      <text:p text:style-name="P4"><text:span text:style-name="T5"><text:s text:c="2"/></text:span><text:span text:style-name="T11">&lt;</text:span><text:span text:style-name="T3">table</text:span><text:span text:style-name="T2"> </text:span><text:span text:style-name="T4">style</text:span><text:span text:style-name="T5">="</text:span><text:span text:style-name="T4">with</text:span><text:span text:style-name="T5">: </text:span><text:span text:style-name="T14">100%</text:span><text:span text:style-name="T5">"</text:span><text:span text:style-name="T11">&gt;</text:span></text:p>
      <text:p text:style-name="P4"><text:span text:style-name="T5"><text:s text:c="2"/></text:span><text:span text:style-name="T11">&lt;</text:span><text:span text:style-name="T3">tr</text:span><text:span text:style-name="T11">&gt;</text:span></text:p>
      <text:p text:style-name="P4"><text:span text:style-name="T5"><text:s text:c="3"/></text:span><text:span text:style-name="T11">&lt;</text:span><text:span text:style-name="T3">td</text:span><text:span text:style-name="T11">&gt;</text:span><text:span text:style-name="T5">UserName</text:span><text:span text:style-name="T11">&lt;/</text:span><text:span text:style-name="T3">td</text:span><text:span text:style-name="T11">&gt;</text:span></text:p>
      <text:p text:style-name="P4"><text:span text:style-name="T5"><text:s text:c="3"/></text:span><text:span text:style-name="T11">&lt;</text:span><text:span text:style-name="T3">td</text:span><text:span text:style-name="T11">&gt;&lt;</text:span><text:span text:style-name="T3">input</text:span><text:span text:style-name="T2"> </text:span><text:span text:style-name="T4">type</text:span><text:span text:style-name="T5">=</text:span><text:span text:style-name="T9">"text"</text:span><text:span text:style-name="T2"> </text:span><text:span text:style-name="T4">name</text:span><text:span text:style-name="T5">=</text:span><text:span text:style-name="T9">"username"</text:span><text:span text:style-name="T2"> </text:span><text:span text:style-name="T11">/&gt;&lt;/</text:span><text:span text:style-name="T3">td</text:span><text:span text:style-name="T11">&gt;</text:span></text:p>
      <text:p text:style-name="P4"><text:span text:style-name="T5"><text:s text:c="2"/></text:span><text:span text:style-name="T11">&lt;/</text:span><text:span text:style-name="T3">tr</text:span><text:span text:style-name="T11">&gt;</text:span></text:p>
      <text:p text:style-name="P4"><text:span text:style-name="T5"><text:s text:c="2"/></text:span><text:span text:style-name="T11">&lt;</text:span><text:span text:style-name="T3">tr</text:span><text:span text:style-name="T11">&gt;</text:span></text:p>
      <text:p text:style-name="P4"><text:span text:style-name="T5"><text:s text:c="3"/></text:span><text:span text:style-name="T11">&lt;</text:span><text:span text:style-name="T3">td</text:span><text:span text:style-name="T11">&gt;</text:span><text:span text:style-name="T5">Password</text:span><text:span text:style-name="T11">&lt;/</text:span><text:span text:style-name="T3">td</text:span><text:span text:style-name="T11">&gt;</text:span></text:p>
      <text:p text:style-name="P4"><text:span text:style-name="T5"><text:s text:c="3"/></text:span><text:span text:style-name="T11">&lt;</text:span><text:span text:style-name="T3">td</text:span><text:span text:style-name="T11">&gt;&lt;</text:span><text:span text:style-name="T3">input</text:span><text:span text:style-name="T2"> </text:span><text:span text:style-name="T4">type</text:span><text:span text:style-name="T5">=</text:span><text:span text:style-name="T9">"password"</text:span><text:span text:style-name="T2"> </text:span><text:span text:style-name="T4">name</text:span><text:span text:style-name="T5">=</text:span><text:span text:style-name="T9">"password"</text:span><text:span text:style-name="T2"> </text:span><text:span text:style-name="T11">/&gt;&lt;/</text:span><text:span text:style-name="T3">td</text:span><text:span text:style-name="T11">&gt;</text:span></text:p>
      <text:p text:style-name="P4"><text:span text:style-name="T5"><text:s text:c="2"/></text:span><text:span text:style-name="T11">&lt;/</text:span><text:span text:style-name="T3">tr</text:span><text:span text:style-name="T11">&gt;</text:span></text:p>
      <text:p text:style-name="P4"><text:span text:style-name="T11">&lt;</text:span><text:span text:style-name="T3">tr</text:span><text:span text:style-name="T11">&gt;&lt;</text:span><text:span text:style-name="T3">td</text:span><text:span text:style-name="T11">&gt;</text:span><text:span text:style-name="T5">Role</text:span><text:span text:style-name="T11">&lt;/</text:span><text:span text:style-name="T3">td</text:span><text:span text:style-name="T11">&gt;</text:span></text:p>
      <text:p text:style-name="P4"><text:span text:style-name="T5"><text:s text:c="6"/></text:span><text:span text:style-name="T11">&lt;</text:span><text:span text:style-name="T3">td</text:span><text:span text:style-name="T11">&gt;&lt;</text:span><text:span text:style-name="T3">input</text:span><text:span text:style-name="T2"> </text:span><text:span text:style-name="T4">type</text:span><text:span text:style-name="T5">=</text:span><text:span text:style-name="T9">"radio"</text:span><text:span text:style-name="T2"> </text:span><text:span text:style-name="T4">name</text:span><text:span text:style-name="T5">=</text:span><text:span text:style-name="T9">"Role"</text:span><text:span text:style-name="T2"> </text:span><text:span text:style-name="T4">value</text:span><text:span text:style-name="T5">=</text:span><text:span text:style-name="T9">"Admin"</text:span><text:span text:style-name="T2"> </text:span><text:span text:style-name="T4">checked</text:span><text:span text:style-name="T11">&gt;</text:span><text:span text:style-name="T5">Admin</text:span></text:p>
      <text:p text:style-name="P4"><text:span text:style-name="T5"><text:s text:c="6"/></text:span><text:span text:style-name="T11">&lt;</text:span><text:span text:style-name="T3">input</text:span><text:span text:style-name="T2"> </text:span><text:span text:style-name="T4">type</text:span><text:span text:style-name="T5">=</text:span><text:span text:style-name="T9">"radio"</text:span><text:span text:style-name="T2"> </text:span><text:span text:style-name="T4">name</text:span><text:span text:style-name="T5">=</text:span><text:span text:style-name="T9">"Role"</text:span><text:span text:style-name="T2"> </text:span><text:span text:style-name="T4">value</text:span><text:span text:style-name="T5">=</text:span><text:span text:style-name="T9">"Employee"</text:span><text:span text:style-name="T11">&gt;</text:span><text:span text:style-name="T5"> Employee</text:span><text:span text:style-name="T11">&lt;/</text:span><text:span text:style-name="T3">td</text:span><text:span text:style-name="T11">&gt;</text:span></text:p>
      <text:p text:style-name="P4"><text:span text:style-name="T5"><text:s text:c="20"/></text:span></text:p>
      <text:p text:style-name="P4"><text:span text:style-name="T5"><text:s text:c="16"/></text:span><text:span text:style-name="T11">&lt;/</text:span><text:span text:style-name="T3">tr</text:span><text:span text:style-name="T11">&gt;</text:span></text:p>
      <text:p text:style-name="P4"><text:span text:style-name="T5"><text:s/></text:span><text:span text:style-name="T11">&lt;/</text:span><text:span text:style-name="T3">table</text:span><text:span text:style-name="T11">&gt;</text:span></text:p>
      <text:p text:style-name="P4"><text:span text:style-name="T5"><text:s/></text:span><text:span text:style-name="T11">&lt;</text:span><text:span text:style-name="T3">input</text:span><text:span text:style-name="T2"> </text:span><text:span text:style-name="T4">type</text:span><text:span text:style-name="T5">=</text:span><text:span text:style-name="T9">"submit"</text:span><text:span text:style-name="T2"> </text:span><text:span text:style-name="T4">value</text:span><text:span text:style-name="T5">=</text:span><text:span text:style-name="T9">"Login"</text:span><text:span text:style-name="T2"> </text:span><text:span text:style-name="T11">/&gt;</text:span></text:p>
      <text:p text:style-name="P4"><text:span text:style-name="T5"><text:s/></text:span><text:span text:style-name="T11">&lt;/</text:span><text:span text:style-name="T3">form</text:span><text:span text:style-name="T11">&gt;</text:span></text:p>
      <text:p text:style-name="P4"><text:span text:style-name="T5"><text:s/></text:span><text:span text:style-name="T11">&lt;/</text:span><text:span text:style-name="T3">div</text:span><text:span text:style-name="T11">&gt;</text:span></text:p>
      <text:p text:style-name="P4"><text:span text:style-name="T11">&lt;/</text:span><text:span text:style-name="T3">body</text:span><text:span text:style-name="T11">&gt;</text:span></text:p>
      <text:p text:style-name="P1"><text:span text:style-name="T11">&lt;/</text:span><text:span text:style-name="T3">html</text:span><text:span text:style-name="T11">&gt;</text:span></text:p>
      <text:p text:style-name="P1"><text:span text:style-name="T11"/></text:p>
      <text:p text:style-name="P1"><text:span text:style-name="T11"/></text:p>
      <text:p text:style-name="P1"><text:span text:style-name="T11">LoginServlet.java:</text:span></text:p>
      <text:p text:style-name="P1"><text:span text:style-name="T11"/></text:p>
      <text:p text:style-name="P1"><text:span text:style-name="T15">package</text:span><text:span text:style-name="T5"> com.dsrc.controller;</text:span></text:p>
      <text:p text:style-name="P5"/>
      <text:p text:style-name="P4"><text:span text:style-name="T15">import</text:span><text:span text:style-name="T5"> java.io.IOException;</text:span></text:p>
      <text:p text:style-name="P4"><text:span text:style-name="T15">import</text:span><text:span text:style-name="T5"> </text:span><text:span text:style-name="T7">java.io.PrintWriter</text:span><text:span text:style-name="T5">;</text:span></text:p>
      <text:p text:style-name="P5"><text:soft-page-break/></text:p>
      <text:p text:style-name="P4"><text:span text:style-name="T15">import</text:span><text:span text:style-name="T5"> </text:span><text:span text:style-name="T7">javax.servlet.RequestDispatcher</text:span><text:span text:style-name="T5">;</text:span></text:p>
      <text:p text:style-name="P4"><text:span text:style-name="T15">import</text:span><text:span text:style-name="T5"> javax.servlet.ServletException;</text:span></text:p>
      <text:p text:style-name="P4"><text:span text:style-name="T15">import</text:span><text:span text:style-name="T5"> javax.servlet.annotation.WebServlet;</text:span></text:p>
      <text:p text:style-name="P4"><text:span text:style-name="T15">import</text:span><text:span text:style-name="T5"> javax.servlet.http.HttpServlet;</text:span></text:p>
      <text:p text:style-name="P4"><text:span text:style-name="T15">import</text:span><text:span text:style-name="T5"> javax.servlet.http.HttpServletRequest;</text:span></text:p>
      <text:p text:style-name="P4"><text:span text:style-name="T15">import</text:span><text:span text:style-name="T5"> javax.servlet.http.HttpServletResponse;</text:span></text:p>
      <text:p text:style-name="P4"><text:span text:style-name="T15">import</text:span><text:span text:style-name="T5"> </text:span><text:span text:style-name="T7">javax.servlet.http.HttpSession</text:span><text:span text:style-name="T5">;</text:span></text:p>
      <text:p text:style-name="P5"/>
      <text:p text:style-name="P4"><text:span text:style-name="T15">import</text:span><text:span text:style-name="T5"> com.dsrc.bean.LoginBean;</text:span></text:p>
      <text:p text:style-name="P4"><text:span text:style-name="T15">import</text:span><text:span text:style-name="T5"> com.dsrc.bo.LoginBO;</text:span></text:p>
      <text:p text:style-name="P5"/>
      <text:p text:style-name="P4"><text:span text:style-name="T17">/**</text:span></text:p>
      <text:p text:style-name="P4"><text:span text:style-name="T17"><text:s/>* Servlet implementation class LoginServlet</text:span></text:p>
      <text:p text:style-name="P4"><text:span text:style-name="T17"><text:s/>*/</text:span></text:p>
      <text:p text:style-name="P4"><text:span text:style-name="T18">@WebServlet</text:span><text:span text:style-name="T5">(</text:span><text:span text:style-name="T10">"/LoginServlet"</text:span><text:span text:style-name="T5">)</text:span></text:p>
      <text:p text:style-name="P4"><text:span text:style-name="T15">public</text:span><text:span text:style-name="T5"> </text:span><text:span text:style-name="T15">class</text:span><text:span text:style-name="T5"> LoginServlet </text:span><text:span text:style-name="T15">extends</text:span><text:span text:style-name="T5"> HttpServlet {</text:span></text:p>
      <text:p text:style-name="P4"><text:span text:style-name="T5"><text:tab/></text:span><text:span text:style-name="T15">private</text:span><text:span text:style-name="T5"> </text:span><text:span text:style-name="T15">static</text:span><text:span text:style-name="T5"> </text:span><text:span text:style-name="T15">final</text:span><text:span text:style-name="T5"> </text:span><text:span text:style-name="T15">long</text:span><text:span text:style-name="T5"> </text:span><text:span text:style-name="T19">serialVersionUID</text:span><text:span text:style-name="T5"> = 1L;</text:span></text:p>
      <text:p text:style-name="P4"><text:span text:style-name="T5"><text:s text:c="7"/></text:span></text:p>
      <text:p text:style-name="P4"><text:span text:style-name="T5"><text:s text:c="4"/></text:span><text:span text:style-name="T17">/**</text:span></text:p>
      <text:p text:style-name="P4"><text:span text:style-name="T17"><text:s text:c="5"/>* </text:span><text:span text:style-name="T21">@see</text:span><text:span text:style-name="T17"> HttpServlet#HttpServlet()</text:span></text:p>
      <text:p text:style-name="P4"><text:span text:style-name="T17"><text:s text:c="5"/>*/</text:span></text:p>
      <text:p text:style-name="P4"><text:span text:style-name="T5"><text:s text:c="4"/></text:span><text:span text:style-name="T15">public</text:span><text:span text:style-name="T5"> LoginServlet() {</text:span></text:p>
      <text:p text:style-name="P4"><text:span text:style-name="T5"><text:s text:c="8"/></text:span><text:span text:style-name="T15">super</text:span><text:span text:style-name="T5">();</text:span></text:p>
      <text:p text:style-name="P4"><text:span text:style-name="T5"><text:s text:c="8"/></text:span><text:span text:style-name="T13">// </text:span><text:span text:style-name="T21">TODO</text:span><text:span text:style-name="T13"> Auto-generated constructor stub</text:span></text:p>
      <text:p text:style-name="P4"><text:span text:style-name="T5"><text:s text:c="4"/>}</text:span></text:p>
      <text:p text:style-name="P5"/>
      <text:p text:style-name="P4"><text:span text:style-name="T5"><text:tab/></text:span><text:span text:style-name="T17">/**</text:span></text:p>
      <text:p text:style-name="P4"><text:span text:style-name="T17"><text:tab/> * </text:span><text:span text:style-name="T21">@see</text:span><text:span text:style-name="T17"> HttpServlet#doGet(HttpServletRequest request, HttpServletResponse response)</text:span></text:p>
      <text:p text:style-name="P4"><text:span text:style-name="T17"><text:tab/> */</text:span></text:p>
      <text:p text:style-name="P4"><text:span text:style-name="T5"><text:tab/></text:span><text:span text:style-name="T15">protected</text:span><text:span text:style-name="T5"> </text:span><text:span text:style-name="T15">void</text:span><text:span text:style-name="T5"> doGet(HttpServletRequest </text:span><text:span text:style-name="T22">request</text:span><text:span text:style-name="T5">, HttpServletResponse </text:span><text:span text:style-name="T22">response</text:span><text:span text:style-name="T5">) </text:span><text:span text:style-name="T15">throws</text:span><text:span text:style-name="T5"> ServletException, IOException {</text:span></text:p>
      <text:p text:style-name="P5"/>
      <text:p text:style-name="P4"><text:span text:style-name="T5"><text:tab/></text:span></text:p>
      <text:p text:style-name="P4"><text:span text:style-name="T5"><text:tab/></text:span></text:p>
      <text:p text:style-name="P4"><text:span text:style-name="T5"><text:tab/>}</text:span></text:p>
      <text:p text:style-name="P5"/>
      <text:p text:style-name="P4"><text:span text:style-name="T5"><text:tab/></text:span><text:span text:style-name="T17">/**</text:span></text:p>
      <text:p text:style-name="P4"><text:span text:style-name="T17"><text:tab/> * </text:span><text:span text:style-name="T21">@see</text:span><text:span text:style-name="T17"> HttpServlet#doPost(HttpServletRequest request, HttpServletResponse response)</text:span></text:p>
      <text:p text:style-name="P4"><text:span text:style-name="T17"><text:tab/> */</text:span></text:p>
      <text:p text:style-name="P4"><text:span text:style-name="T5"><text:tab/></text:span><text:span text:style-name="T15">protected</text:span><text:span text:style-name="T5"> </text:span><text:span text:style-name="T15">void</text:span><text:span text:style-name="T5"> doPost(HttpServletRequest </text:span><text:span text:style-name="T22">request</text:span><text:span text:style-name="T5">, HttpServletResponse </text:span><text:span text:style-name="T22">response</text:span><text:span text:style-name="T5">) </text:span><text:span text:style-name="T15">throws</text:span><text:span text:style-name="T5"> ServletException, IOException {</text:span></text:p>
      <text:p text:style-name="P4"><text:span text:style-name="T5"><text:tab/><text:tab/>LoginBean </text:span><text:span text:style-name="T22">login</text:span><text:span text:style-name="T5">=</text:span><text:span text:style-name="T15">new</text:span><text:span text:style-name="T5"> LoginBean();</text:span></text:p>
      <text:p text:style-name="P4"><text:span text:style-name="T5"><text:tab/><text:tab/></text:span><text:span text:style-name="T22">login</text:span><text:span text:style-name="T5">.setUserName(Integer.</text:span><text:span text:style-name="T8">parseInt</text:span><text:span text:style-name="T5">(</text:span><text:span text:style-name="T22">request</text:span><text:span text:style-name="T5">.getParameter(</text:span><text:span text:style-name="T10">"username"</text:span><text:span text:style-name="T5">)));</text:span></text:p>
      <text:p text:style-name="P4"><text:span text:style-name="T5"><text:tab/><text:tab/></text:span><text:span text:style-name="T22">login</text:span><text:span text:style-name="T5">.setPassword(</text:span><text:span text:style-name="T22">request</text:span><text:span text:style-name="T5">.getParameter(</text:span><text:span text:style-name="T10">"password"</text:span><text:span text:style-name="T5">));</text:span></text:p>
      <text:p text:style-name="P4"><text:soft-page-break/><text:span text:style-name="T5"><text:tab/><text:tab/></text:span><text:span text:style-name="T22">login</text:span><text:span text:style-name="T5">.setRole(</text:span><text:span text:style-name="T22">request</text:span><text:span text:style-name="T5">.getParameter(</text:span><text:span text:style-name="T10">"Role"</text:span><text:span text:style-name="T5">));</text:span></text:p>
      <text:p text:style-name="P4"><text:span text:style-name="T5">LoginBO </text:span><text:span text:style-name="T22">bo</text:span><text:span text:style-name="T5">=</text:span><text:span text:style-name="T15">new</text:span><text:span text:style-name="T5"> LoginBO();</text:span></text:p>
      <text:p text:style-name="P4"><text:span text:style-name="T15">boolean</text:span><text:span text:style-name="T5"> </text:span><text:span text:style-name="T22">res</text:span><text:span text:style-name="T5">=</text:span><text:span text:style-name="T22">bo</text:span><text:span text:style-name="T5">.validateUser(</text:span><text:span text:style-name="T22">login</text:span><text:span text:style-name="T5">);<text:tab/></text:span></text:p>
      <text:p text:style-name="P4"><text:span text:style-name="T5">String </text:span><text:span text:style-name="T22">a</text:span><text:span text:style-name="T5">=</text:span><text:span text:style-name="T22">request</text:span><text:span text:style-name="T5">.getParameter(</text:span><text:span text:style-name="T10">"Role"</text:span><text:span text:style-name="T5">);</text:span></text:p>
      <text:p text:style-name="P5"/>
      <text:p text:style-name="P4"><text:span text:style-name="T15">if</text:span><text:span text:style-name="T5">(</text:span><text:span text:style-name="T22">res</text:span><text:span text:style-name="T5">)</text:span></text:p>
      <text:p text:style-name="P4"><text:span text:style-name="T5">{</text:span></text:p>
      <text:p text:style-name="P4"><text:span text:style-name="T5"><text:tab/><text:tab/><text:tab/></text:span><text:span text:style-name="T15">if</text:span><text:span text:style-name="T5">(</text:span><text:span text:style-name="T22">a</text:span><text:span text:style-name="T5">.equals(</text:span><text:span text:style-name="T10">"Employee"</text:span><text:span text:style-name="T5">))</text:span></text:p>
      <text:p text:style-name="P4"><text:span text:style-name="T5"><text:tab/><text:tab/><text:tab/>{</text:span></text:p>
      <text:p text:style-name="P4"><text:span text:style-name="T5"><text:tab/><text:tab/><text:tab/></text:span><text:span text:style-name="T22">response</text:span><text:span text:style-name="T5">.sendRedirect(</text:span><text:span text:style-name="T10">"employeeHome.jsp"</text:span><text:span text:style-name="T5">);</text:span></text:p>
      <text:p text:style-name="P4"><text:span text:style-name="T5"><text:tab/><text:tab/></text:span></text:p>
      <text:p text:style-name="P4"><text:span text:style-name="T5"><text:tab/><text:tab/><text:tab/>}</text:span></text:p>
      <text:p text:style-name="P4"><text:span text:style-name="T5"><text:tab/><text:tab/><text:tab/></text:span><text:span text:style-name="T15">else</text:span><text:span text:style-name="T5"> </text:span><text:span text:style-name="T15">if</text:span><text:span text:style-name="T5">(</text:span><text:span text:style-name="T22">a</text:span><text:span text:style-name="T5">.equals(</text:span><text:span text:style-name="T10">"Admin"</text:span><text:span text:style-name="T5">))</text:span></text:p>
      <text:p text:style-name="P4"><text:span text:style-name="T5"><text:tab/><text:tab/><text:tab/><text:tab/></text:span><text:span text:style-name="T22">response</text:span><text:span text:style-name="T5">.sendRedirect(</text:span><text:span text:style-name="T10">"adminHome.jsp"</text:span><text:span text:style-name="T5">);</text:span></text:p>
      <text:p text:style-name="P4"><text:span text:style-name="T5"><text:tab/><text:tab/><text:tab/><text:tab/></text:span></text:p>
      <text:p text:style-name="P4"><text:span text:style-name="T5"><text:tab/><text:tab/><text:tab/>}</text:span></text:p>
      <text:p text:style-name="P4"><text:span text:style-name="T5"><text:tab/><text:tab/>}</text:span></text:p>
      <text:p text:style-name="P4"><text:span text:style-name="T5"><text:tab/></text:span></text:p>
      <text:p text:style-name="P4"><text:span text:style-name="T5"><text:tab/>}</text:span></text:p>
      <text:p text:style-name="P4"><text:span text:style-name="T5"><text:tab/></text:span></text:p>
      <text:p text:style-name="P1"><text:span text:style-name="T11">LoginBean.jsp:</text:span></text:p>
      <text:p text:style-name="P1"><text:span text:style-name="T11"/></text:p>
      <text:p text:style-name="P1"><text:span text:style-name="T15">package</text:span><text:span text:style-name="T5"> com.dsrc.bean;</text:span></text:p>
      <text:p text:style-name="P5"/>
      <text:p text:style-name="P4"><text:span text:style-name="T15">import</text:span><text:span text:style-name="T5"> javax.persistence.Column;</text:span></text:p>
      <text:p text:style-name="P4"><text:span text:style-name="T15">import</text:span><text:span text:style-name="T5"> javax.persistence.Entity;</text:span></text:p>
      <text:p text:style-name="P4"><text:span text:style-name="T15">import</text:span><text:span text:style-name="T5"> javax.persistence.GeneratedValue;</text:span></text:p>
      <text:p text:style-name="P4"><text:span text:style-name="T15">import</text:span><text:span text:style-name="T5"> javax.persistence.Id;</text:span></text:p>
      <text:p text:style-name="P4"><text:span text:style-name="T15">import</text:span><text:span text:style-name="T5"> javax.persistence.Table;</text:span></text:p>
      <text:p text:style-name="P5"/>
      <text:p text:style-name="P4"><text:span text:style-name="T18">@Entity</text:span></text:p>
      <text:p text:style-name="P4"><text:span text:style-name="T18">@Table</text:span><text:span text:style-name="T5">(name=</text:span><text:span text:style-name="T10">"Login"</text:span><text:span text:style-name="T5">)</text:span></text:p>
      <text:p text:style-name="P4"><text:span text:style-name="T15">public</text:span><text:span text:style-name="T5"> </text:span><text:span text:style-name="T15">class</text:span><text:span text:style-name="T5"> LoginBean {</text:span></text:p>
      <text:p text:style-name="P4"><text:span text:style-name="T5"><text:tab/></text:span><text:span text:style-name="T18">@Id</text:span><text:span text:style-name="T5"> </text:span><text:span text:style-name="T18">@GeneratedValue</text:span></text:p>
      <text:p text:style-name="P4"><text:span text:style-name="T5"><text:tab/></text:span><text:span text:style-name="T18">@Column</text:span><text:span text:style-name="T5">(name=</text:span><text:span text:style-name="T10">"loginid"</text:span><text:span text:style-name="T5">)</text:span></text:p>
      <text:p text:style-name="P4"><text:span text:style-name="T15">private</text:span><text:span text:style-name="T5"> </text:span><text:span text:style-name="T15">int</text:span><text:span text:style-name="T5"> </text:span><text:span text:style-name="T20">UserName</text:span><text:span text:style-name="T5">;</text:span></text:p>
      <text:p text:style-name="P4"><text:span text:style-name="T5"><text:tab/></text:span><text:span text:style-name="T18">@Column</text:span><text:span text:style-name="T5">(name=</text:span><text:span text:style-name="T10">"password"</text:span><text:span text:style-name="T5">)</text:span></text:p>
      <text:p text:style-name="P4"><text:span text:style-name="T15">private</text:span><text:span text:style-name="T5"> <text:s/>String </text:span><text:span text:style-name="T20">Password</text:span><text:span text:style-name="T5">; </text:span></text:p>
      <text:p text:style-name="P4"><text:span text:style-name="T5"><text:tab/></text:span><text:span text:style-name="T18">@Column</text:span><text:span text:style-name="T5">(name=</text:span><text:span text:style-name="T10">"role"</text:span><text:span text:style-name="T5">)</text:span></text:p>
      <text:p text:style-name="P4"><text:span text:style-name="T15">private</text:span><text:span text:style-name="T5"> String </text:span><text:span text:style-name="T20">Role</text:span><text:span text:style-name="T5">;</text:span></text:p>
      <text:p text:style-name="P4"><text:span text:style-name="T5"><text:tab/></text:span><text:span text:style-name="T15">public</text:span><text:span text:style-name="T5"> </text:span><text:span text:style-name="T15">int</text:span><text:span text:style-name="T5"> getUserName() {</text:span></text:p>
      <text:p text:style-name="P4"><text:span text:style-name="T5"><text:tab/><text:tab/></text:span><text:span text:style-name="T15">return</text:span><text:span text:style-name="T5"> </text:span><text:span text:style-name="T20">UserName</text:span><text:span text:style-name="T5">;</text:span></text:p>
      <text:p text:style-name="P4"><text:span text:style-name="T5"><text:tab/>}</text:span></text:p>
      <text:p text:style-name="P4"><text:span text:style-name="T5"><text:tab/></text:span><text:span text:style-name="T15">public</text:span><text:span text:style-name="T5"> </text:span><text:span text:style-name="T15">void</text:span><text:span text:style-name="T5"> setUserName(</text:span><text:span text:style-name="T15">int</text:span><text:span text:style-name="T5"> </text:span><text:span text:style-name="T22">userName</text:span><text:span text:style-name="T5">) {</text:span></text:p>
      <text:p text:style-name="P4"><text:span text:style-name="T5"><text:tab/><text:tab/></text:span><text:span text:style-name="T20">UserName</text:span><text:span text:style-name="T5"> = </text:span><text:span text:style-name="T22">userName</text:span><text:span text:style-name="T5">;</text:span></text:p>
      <text:p text:style-name="P4"><text:span text:style-name="T5"><text:tab/>}</text:span></text:p>
      <text:p text:style-name="P4"><text:span text:style-name="T5"><text:tab/></text:span><text:span text:style-name="T15">public</text:span><text:span text:style-name="T5"> String getPassword() {</text:span></text:p>
      <text:p text:style-name="P4"><text:span text:style-name="T5"><text:tab/><text:tab/></text:span><text:span text:style-name="T15">return</text:span><text:span text:style-name="T5"> </text:span><text:span text:style-name="T20">Password</text:span><text:span text:style-name="T5">;</text:span></text:p>
      <text:p text:style-name="P4"><text:soft-page-break/><text:span text:style-name="T5"><text:tab/>}</text:span></text:p>
      <text:p text:style-name="P4"><text:span text:style-name="T5"><text:tab/></text:span><text:span text:style-name="T15">public</text:span><text:span text:style-name="T5"> </text:span><text:span text:style-name="T15">void</text:span><text:span text:style-name="T5"> setPassword(String </text:span><text:span text:style-name="T22">password</text:span><text:span text:style-name="T5">) {</text:span></text:p>
      <text:p text:style-name="P4"><text:span text:style-name="T5"><text:tab/><text:tab/></text:span><text:span text:style-name="T20">Password</text:span><text:span text:style-name="T5"> = </text:span><text:span text:style-name="T22">password</text:span><text:span text:style-name="T5">;</text:span></text:p>
      <text:p text:style-name="P4"><text:span text:style-name="T5"><text:tab/>}</text:span></text:p>
      <text:p text:style-name="P4"><text:span text:style-name="T5"><text:tab/></text:span><text:span text:style-name="T15">public</text:span><text:span text:style-name="T5"> String getRole() {</text:span></text:p>
      <text:p text:style-name="P4"><text:span text:style-name="T5"><text:tab/><text:tab/></text:span><text:span text:style-name="T15">return</text:span><text:span text:style-name="T5"> </text:span><text:span text:style-name="T20">Role</text:span><text:span text:style-name="T5">;</text:span></text:p>
      <text:p text:style-name="P4"><text:span text:style-name="T5"><text:tab/>}</text:span></text:p>
      <text:p text:style-name="P4"><text:span text:style-name="T5"><text:tab/></text:span><text:span text:style-name="T15">public</text:span><text:span text:style-name="T5"> </text:span><text:span text:style-name="T15">void</text:span><text:span text:style-name="T5"> setRole(String </text:span><text:span text:style-name="T22">role</text:span><text:span text:style-name="T5">) {</text:span></text:p>
      <text:p text:style-name="P4"><text:span text:style-name="T5"><text:tab/><text:tab/></text:span><text:span text:style-name="T20">Role</text:span><text:span text:style-name="T5"> = </text:span><text:span text:style-name="T22">role</text:span><text:span text:style-name="T5">;</text:span></text:p>
      <text:p text:style-name="P4"><text:span text:style-name="T5"><text:tab/>}</text:span></text:p>
      <text:p text:style-name="P4"><text:span text:style-name="T5"><text:tab/></text:span></text:p>
      <text:p text:style-name="P1"><text:span text:style-name="T5">}</text:span></text:p>
      <text:p text:style-name="P1"><text:span text:style-name="T11"/></text:p>
      <text:p text:style-name="P1"><text:span text:style-name="T11">LoginBo:</text:span></text:p>
      <text:p text:style-name="P1"><text:span text:style-name="T11"/></text:p>
      <text:p text:style-name="P1"><text:span text:style-name="T15">package</text:span><text:span text:style-name="T5"> com.dsrc.bo;</text:span></text:p>
      <text:p text:style-name="P5"/>
      <text:p text:style-name="P4"><text:span text:style-name="T15">import</text:span><text:span text:style-name="T5"> com.dsrc.bean.LoginBean;</text:span></text:p>
      <text:p text:style-name="P4"><text:span text:style-name="T15">import</text:span><text:span text:style-name="T5"> com.dsrc.dao.LoginDAO;</text:span></text:p>
      <text:p text:style-name="P5"/>
      <text:p text:style-name="P4"><text:span text:style-name="T15">public</text:span><text:span text:style-name="T5"> </text:span><text:span text:style-name="T15">class</text:span><text:span text:style-name="T5"> LoginBO </text:span></text:p>
      <text:p text:style-name="P4"><text:span text:style-name="T5">{</text:span></text:p>
      <text:p text:style-name="P4"><text:span text:style-name="T5"><text:tab/><text:tab/></text:span><text:span text:style-name="T15">public</text:span><text:span text:style-name="T5"> </text:span><text:span text:style-name="T16">boolean</text:span><text:span text:style-name="T5"> validateUser(LoginBean </text:span><text:span text:style-name="T22">bean</text:span><text:span text:style-name="T5">)</text:span></text:p>
      <text:p text:style-name="P4"><text:span text:style-name="T5"><text:tab/><text:tab/>{</text:span></text:p>
      <text:p text:style-name="P4"><text:span text:style-name="T5"><text:tab/><text:tab/><text:tab/>LoginDAO </text:span><text:span text:style-name="T22">dao</text:span><text:span text:style-name="T5">=</text:span><text:span text:style-name="T15">new</text:span><text:span text:style-name="T5"> LoginDAO();</text:span></text:p>
      <text:p text:style-name="P4"><text:span text:style-name="T5"><text:tab/><text:tab/><text:tab/></text:span><text:span text:style-name="T22">dao</text:span><text:span text:style-name="T5">.validateUser(</text:span><text:span text:style-name="T22">bean</text:span><text:span text:style-name="T5">);</text:span></text:p>
      <text:p text:style-name="P4"><text:span text:style-name="T5"><text:tab/><text:tab/><text:tab/></text:span><text:span text:style-name="T16">return</text:span><text:span text:style-name="T6"> </text:span><text:span text:style-name="T16">true</text:span><text:span text:style-name="T6">;</text:span></text:p>
      <text:p text:style-name="P4"><text:span text:style-name="T5"><text:tab/><text:tab/>}</text:span></text:p>
      <text:p text:style-name="P4"><text:span text:style-name="T5">}</text:span></text:p>
      <text:p text:style-name="P1"><text:span text:style-name="T11"/></text:p>
      <text:p text:style-name="P1"><text:span text:style-name="T11"/></text:p>
      <text:p text:style-name="P1"><text:span text:style-name="T11">LoginDAO:</text:span></text:p>
      <text:p text:style-name="P1"><text:span text:style-name="T11"/></text:p>
      <text:p text:style-name="P1"><text:span text:style-name="T15">package</text:span><text:span text:style-name="T5"> com.dsrc.dao;</text:span></text:p>
      <text:p text:style-name="P5"/>
      <text:p text:style-name="P4"><text:span text:style-name="T15">import</text:span><text:span text:style-name="T5"> java.util.Iterator;</text:span></text:p>
      <text:p text:style-name="P4"><text:span text:style-name="T15">import</text:span><text:span text:style-name="T5"> java.util.List;</text:span></text:p>
      <text:p text:style-name="P5"/>
      <text:p text:style-name="P4"><text:span text:style-name="T15">import</text:span><text:span text:style-name="T5"> org.hibernate.Session;</text:span></text:p>
      <text:p text:style-name="P4"><text:span text:style-name="T15">import</text:span><text:span text:style-name="T5"> org.hibernate.SessionFactory;</text:span></text:p>
      <text:p text:style-name="P4"><text:span text:style-name="T15">import</text:span><text:span text:style-name="T5"> org.hibernate.Transaction;</text:span></text:p>
      <text:p text:style-name="P4"><text:span text:style-name="T15">import</text:span><text:span text:style-name="T5"> org.hibernate.cfg.AnnotationConfiguration;</text:span></text:p>
      <text:p text:style-name="P5"/>
      <text:p text:style-name="P4"><text:span text:style-name="T15">import</text:span><text:span text:style-name="T5"> com.dsrc.bean.LoginBean;</text:span></text:p>
      <text:p text:style-name="P5"/>
      <text:p text:style-name="P4"><text:span text:style-name="T15">public</text:span><text:span text:style-name="T5"> </text:span><text:span text:style-name="T15">class</text:span><text:span text:style-name="T5"> LoginDAO {</text:span></text:p>
      <text:p text:style-name="P4"><text:span text:style-name="T5"><text:tab/></text:span><text:span text:style-name="T15">public</text:span><text:span text:style-name="T5"> </text:span><text:span text:style-name="T15">boolean</text:span><text:span text:style-name="T5"> validateUser(LoginBean </text:span><text:span text:style-name="T22">bean</text:span><text:span text:style-name="T5">)</text:span></text:p>
      <text:p text:style-name="P4"><text:span text:style-name="T5"><text:tab/>{</text:span></text:p>
      <text:p text:style-name="P5"><text:soft-page-break/></text:p>
      <text:p text:style-name="P4"><text:span text:style-name="T5"><text:tab/><text:tab/></text:span><text:span text:style-name="T15">try</text:span></text:p>
      <text:p text:style-name="P4"><text:span text:style-name="T5"><text:tab/><text:tab/>{</text:span></text:p>
      <text:p text:style-name="P4"><text:span text:style-name="T5"><text:tab/><text:tab/>{SessionFactory </text:span><text:span text:style-name="T22">sf</text:span><text:span text:style-name="T5">=</text:span><text:span text:style-name="T15">new</text:span><text:span text:style-name="T5"> AnnotationConfiguration().configure().addAnnotatedClass(LoginBean.</text:span><text:span text:style-name="T15">class</text:span><text:span text:style-name="T5">).buildSessionFactory();</text:span></text:p>
      <text:p text:style-name="P4"><text:span text:style-name="T5"><text:tab/><text:tab/>Session </text:span><text:span text:style-name="T22">s</text:span><text:span text:style-name="T5">=</text:span><text:span text:style-name="T22">sf</text:span><text:span text:style-name="T5">.openSession();</text:span></text:p>
      <text:p text:style-name="P4"><text:span text:style-name="T5"><text:tab/><text:tab/>Transaction </text:span><text:span text:style-name="T22">tc</text:span><text:span text:style-name="T5">=</text:span><text:span text:style-name="T22">s</text:span><text:span text:style-name="T5">.beginTransaction();</text:span></text:p>
      <text:p text:style-name="P4"><text:span text:style-name="T5"><text:tab/><text:tab/></text:span><text:span text:style-name="T15">int</text:span><text:span text:style-name="T5"> </text:span><text:span text:style-name="T22">a</text:span><text:span text:style-name="T5">=</text:span><text:span text:style-name="T22">bean</text:span><text:span text:style-name="T5">.getUserName();</text:span></text:p>
      <text:p text:style-name="P4"><text:span text:style-name="T5"><text:tab/><text:tab/>String </text:span><text:span text:style-name="T22">b</text:span><text:span text:style-name="T5">=</text:span><text:span text:style-name="T22">bean</text:span><text:span text:style-name="T5">.getPassword();</text:span></text:p>
      <text:p text:style-name="P4"><text:span text:style-name="T5"><text:tab/><text:tab/></text:span><text:span text:style-name="T7">List</text:span><text:span text:style-name="T5"> </text:span><text:span text:style-name="T22">l</text:span><text:span text:style-name="T5">=</text:span><text:span text:style-name="T22">s</text:span><text:span text:style-name="T5">.createQuery(</text:span><text:span text:style-name="T10">"from LoginBean"</text:span><text:span text:style-name="T5">).list();</text:span></text:p>
      <text:p text:style-name="P4"><text:span text:style-name="T5"><text:tab/><text:tab/></text:span><text:span text:style-name="T15">for</text:span><text:span text:style-name="T5">(Iterator&lt;LoginBean&gt; </text:span><text:span text:style-name="T22">i</text:span><text:span text:style-name="T5">=</text:span><text:span text:style-name="T23">l</text:span><text:span text:style-name="T7">.iterator()</text:span><text:span text:style-name="T5">;</text:span><text:span text:style-name="T22">i</text:span><text:span text:style-name="T5">.hasNext(); )</text:span></text:p>
      <text:p text:style-name="P4"><text:span text:style-name="T5"><text:tab/><text:tab/>{</text:span></text:p>
      <text:p text:style-name="P4"><text:span text:style-name="T5"><text:tab/><text:tab/><text:tab/>LoginBean </text:span><text:span text:style-name="T22">lb</text:span><text:span text:style-name="T5">=</text:span><text:span text:style-name="T22">i</text:span><text:span text:style-name="T5">.next();</text:span></text:p>
      <text:p text:style-name="P4"><text:span text:style-name="T5"><text:tab/><text:tab/><text:tab/></text:span><text:span text:style-name="T15">if</text:span><text:span text:style-name="T5">(</text:span><text:span text:style-name="T22">a</text:span><text:span text:style-name="T5">==</text:span><text:span text:style-name="T22">lb</text:span><text:span text:style-name="T5">.getUserName() &amp;&amp; </text:span><text:span text:style-name="T22">b</text:span><text:span text:style-name="T5">.equals(</text:span><text:span text:style-name="T22">lb</text:span><text:span text:style-name="T5">.getPassword()))</text:span></text:p>
      <text:p text:style-name="P4"><text:span text:style-name="T5"><text:tab/><text:tab/><text:tab/>{</text:span></text:p>
      <text:p text:style-name="P4"><text:span text:style-name="T5"><text:tab/><text:tab/><text:tab/><text:tab/></text:span></text:p>
      <text:p text:style-name="P5"/>
      <text:p text:style-name="P4"><text:span text:style-name="T5"><text:tab/><text:tab/><text:tab/><text:tab/></text:span><text:span text:style-name="T15">return</text:span><text:span text:style-name="T5"> </text:span><text:span text:style-name="T15">true</text:span><text:span text:style-name="T5">;</text:span></text:p>
      <text:p text:style-name="P4"><text:span text:style-name="T5"><text:tab/><text:tab/><text:tab/>}</text:span></text:p>
      <text:p text:style-name="P4"><text:span text:style-name="T5"><text:tab/><text:tab/><text:tab/></text:span></text:p>
      <text:p text:style-name="P4"><text:span text:style-name="T5"><text:tab/><text:tab/>}<text:tab/></text:span><text:span text:style-name="T22">tc</text:span><text:span text:style-name="T5">.commit();</text:span></text:p>
      <text:p text:style-name="P4"><text:span text:style-name="T5"><text:tab/><text:tab/>}</text:span></text:p>
      <text:p text:style-name="P4"><text:span text:style-name="T5"><text:tab/></text:span></text:p>
      <text:p text:style-name="P4"><text:span text:style-name="T5"><text:tab/><text:tab/>}</text:span></text:p>
      <text:p text:style-name="P4"><text:span text:style-name="T5"><text:tab/><text:tab/></text:span><text:span text:style-name="T15">catch</text:span><text:span text:style-name="T5"> (Exception </text:span><text:span text:style-name="T22">e</text:span><text:span text:style-name="T5">) {</text:span></text:p>
      <text:p text:style-name="P4"><text:span text:style-name="T5"><text:tab/><text:tab/><text:tab/>System.</text:span><text:span text:style-name="T19">out</text:span><text:span text:style-name="T5">.println(</text:span><text:span text:style-name="T22">e</text:span><text:span text:style-name="T5">);</text:span></text:p>
      <text:p text:style-name="P4"><text:span text:style-name="T5"><text:tab/><text:tab/>}</text:span></text:p>
      <text:p text:style-name="P4"><text:span text:style-name="T5"><text:tab/><text:tab/></text:span></text:p>
      <text:p text:style-name="P4"><text:span text:style-name="T5"><text:tab/><text:tab/></text:span></text:p>
      <text:p text:style-name="P4"><text:span text:style-name="T5"><text:tab/><text:tab/></text:span></text:p>
      <text:p text:style-name="P4"><text:span text:style-name="T5"><text:tab/><text:tab/></text:span><text:span text:style-name="T15">return</text:span><text:span text:style-name="T5"> </text:span><text:span text:style-name="T15">false</text:span><text:span text:style-name="T5">;</text:span></text:p>
      <text:p text:style-name="P4"><text:span text:style-name="T5"><text:tab/>}</text:span></text:p>
      <text:p text:style-name="P4"><text:span text:style-name="T5"><text:tab/>}</text:span></text:p>
      <text:p text:style-name="P1"><text:span text:style-name="T11"/></text:p>
      <text:p text:style-name="P1"><text:span text:style-name="T11">Hibernate.cfg.xml:</text:span></text:p>
      <text:p text:style-name="P1"><text:span text:style-name="T11"/></text:p>
      <text:p text:style-name="P1"><text:span text:style-name="T11">&lt;?</text:span><text:span text:style-name="T3">xml</text:span><text:span text:style-name="T2"> </text:span><text:span text:style-name="T4">version</text:span><text:span text:style-name="T5">=</text:span><text:span text:style-name="T9">"1.0"</text:span><text:span text:style-name="T2"> </text:span><text:span text:style-name="T4">encoding</text:span><text:span text:style-name="T5">=</text:span><text:span text:style-name="T9">"UTF-8"</text:span><text:span text:style-name="T11">?&gt;</text:span></text:p>
      <text:p text:style-name="P4"><text:span text:style-name="T11">&lt;!</text:span><text:span text:style-name="T3">DOCTYPE</text:span><text:span text:style-name="T2"> </text:span><text:span text:style-name="T11">hibernate-configuration</text:span><text:span text:style-name="T2"> </text:span><text:span text:style-name="T12">PUBLIC</text:span><text:span text:style-name="T2"> <text:s/></text:span></text:p>
      <text:p text:style-name="P4"><text:span text:style-name="T2"><text:s text:c="10"/></text:span><text:span text:style-name="T11">"-//Hibernate/Hibernate Configuration DTD 3.0//EN"</text:span><text:span text:style-name="T2"> <text:s/></text:span></text:p>
      <text:p text:style-name="P4"><text:span text:style-name="T11"><text:s text:c="10"/></text:span><text:span text:style-name="T13">"http://hibernate.sourceforge.net/hibernate-configuration-3.0.dtd"</text:span><text:span text:style-name="T11">&gt;</text:span><text:span text:style-name="T5"> <text:s/></text:span></text:p>
      <text:p text:style-name="P4"><text:span text:style-name="T5"><text:s text:c="2"/></text:span></text:p>
      <text:p text:style-name="P4"><text:span text:style-name="T11">&lt;</text:span><text:span text:style-name="T3">hibernate-configuration</text:span><text:span text:style-name="T11">&gt;</text:span><text:span text:style-name="T5"> <text:s/></text:span></text:p>
      <text:p text:style-name="P4"><text:span text:style-name="T5"><text:s text:c="2"/></text:span></text:p>
      <text:p text:style-name="P4"><text:span text:style-name="T5"><text:s text:c="4"/></text:span><text:span text:style-name="T11">&lt;</text:span><text:span text:style-name="T3">session-factory</text:span><text:span text:style-name="T11">&gt;</text:span><text:span text:style-name="T5"> <text:s/></text:span></text:p>
      <text:p text:style-name="P4"><text:span text:style-name="T5"><text:s text:c="8"/></text:span><text:span text:style-name="T11">&lt;</text:span><text:span text:style-name="T3">property</text:span><text:span text:style-name="T2"> </text:span><text:span text:style-name="T4">name</text:span><text:span text:style-name="T5">=</text:span><text:span text:style-name="T9">"hbm2ddl.auto"</text:span><text:span text:style-name="T11">&gt;</text:span><text:span text:style-name="T5">update</text:span><text:span text:style-name="T11">&lt;/</text:span><text:span text:style-name="T3">property</text:span><text:span text:style-name="T11">&gt;</text:span><text:span text:style-name="T5"> <text:s/></text:span></text:p>
      <text:p text:style-name="P4"><text:soft-page-break/><text:span text:style-name="T5"><text:s text:c="8"/></text:span><text:span text:style-name="T11">&lt;</text:span><text:span text:style-name="T3">property</text:span><text:span text:style-name="T2"> </text:span><text:span text:style-name="T4">name</text:span><text:span text:style-name="T5">=</text:span><text:span text:style-name="T9">"dialect"</text:span><text:span text:style-name="T11">&gt;</text:span><text:span text:style-name="T5">org.hibernate.dialect.MySQLDialect</text:span><text:span text:style-name="T11">&lt;/</text:span><text:span text:style-name="T3">property</text:span><text:span text:style-name="T11">&gt;</text:span><text:span text:style-name="T5"> <text:s/></text:span></text:p>
      <text:p text:style-name="P4"><text:span text:style-name="T5"><text:s text:c="8"/></text:span><text:span text:style-name="T11">&lt;</text:span><text:span text:style-name="T3">property</text:span><text:span text:style-name="T2"> </text:span><text:span text:style-name="T4">name</text:span><text:span text:style-name="T5">=</text:span><text:span text:style-name="T9">"connection.url"</text:span><text:span text:style-name="T11">&gt;</text:span><text:span text:style-name="T5">jdbc:mysql://localhost:3306/hib</text:span><text:span text:style-name="T11">&lt;/</text:span><text:span text:style-name="T3">property</text:span><text:span text:style-name="T11">&gt;</text:span><text:span text:style-name="T5"> <text:s/></text:span></text:p>
      <text:p text:style-name="P4"><text:span text:style-name="T5"><text:s text:c="8"/></text:span><text:span text:style-name="T11">&lt;</text:span><text:span text:style-name="T3">property</text:span><text:span text:style-name="T2"> </text:span><text:span text:style-name="T4">name</text:span><text:span text:style-name="T5">=</text:span><text:span text:style-name="T9">"connection.username"</text:span><text:span text:style-name="T11">&gt;</text:span><text:span text:style-name="T5">root</text:span><text:span text:style-name="T11">&lt;/</text:span><text:span text:style-name="T3">property</text:span><text:span text:style-name="T11">&gt;</text:span><text:span text:style-name="T5"> <text:s/></text:span></text:p>
      <text:p text:style-name="P4"><text:span text:style-name="T5"><text:s text:c="8"/></text:span><text:span text:style-name="T11">&lt;</text:span><text:span text:style-name="T3">property</text:span><text:span text:style-name="T2"> </text:span><text:span text:style-name="T4">name</text:span><text:span text:style-name="T5">=</text:span><text:span text:style-name="T9">"connection.password"</text:span><text:span text:style-name="T11">&gt;</text:span><text:span text:style-name="T5">dsrc</text:span><text:span text:style-name="T11">&lt;/</text:span><text:span text:style-name="T3">property</text:span><text:span text:style-name="T11">&gt;</text:span><text:span text:style-name="T5"> <text:s/></text:span></text:p>
      <text:p text:style-name="P4"><text:span text:style-name="T5"><text:s text:c="8"/></text:span><text:span text:style-name="T11">&lt;</text:span><text:span text:style-name="T3">property</text:span><text:span text:style-name="T2"> </text:span><text:span text:style-name="T4">name</text:span><text:span text:style-name="T5">=</text:span><text:span text:style-name="T9">"connection.driver_class"</text:span><text:span text:style-name="T11">&gt;</text:span><text:span text:style-name="T5">com.mysql.jdbc.Driver</text:span><text:span text:style-name="T11">&lt;/</text:span><text:span text:style-name="T3">property</text:span><text:span text:style-name="T11">&gt;</text:span><text:span text:style-name="T5"> <text:s/></text:span></text:p>
      <text:p text:style-name="P4"><text:span text:style-name="T5"><text:s text:c="4"/></text:span></text:p>
      <text:p text:style-name="P4"><text:span text:style-name="T5"><text:s text:c="4"/></text:span><text:span text:style-name="T11">&lt;/</text:span><text:span text:style-name="T3">session-factory</text:span><text:span text:style-name="T11">&gt;</text:span><text:span text:style-name="T5"> <text:s/></text:span></text:p>
      <text:p text:style-name="P4"><text:span text:style-name="T5"><text:s text:c="2"/></text:span></text:p>
      <text:p text:style-name="P6"><text:span text:style-name="T11">&lt;/</text:span><text:span text:style-name="T3">hibernate-configuration</text:span><text:span text:style-name="T11">&gt;</text:span><text:span text:style-name="T5"> <text:s/></text:span></text:p>
      <text:p text:style-name="P6"><text:span text:style-name="T5"/></text:p>
      <text:p text:style-name="P2"><text:span text:style-name="T5">2:</text:span></text:p>
      <text:p text:style-name="P3"><text:span text:style-name="T5">Department.java</text:span></text:p>
      <text:p text:style-name="P3"><text:span text:style-name="T5">***************</text:span></text:p>
      <text:p text:style-name="P3"><text:span text:style-name="T5"/></text:p>
      <text:p text:style-name="P3"><text:span text:style-name="T5">package com.dsrc.bean;</text:span></text:p>
      <text:p text:style-name="P3"><text:span text:style-name="T5"/></text:p>
      <text:p text:style-name="P3"><text:span text:style-name="T5">import javax.persistence.*;</text:span></text:p>
      <text:p text:style-name="P3"><text:span text:style-name="T5"/></text:p>
      <text:p text:style-name="P3"><text:span text:style-name="T5">@Entity</text:span></text:p>
      <text:p text:style-name="P3"><text:span text:style-name="T5">@Table(name="Department")</text:span></text:p>
      <text:p text:style-name="P3"><text:span text:style-name="T5">public class Department {</text:span></text:p>
      <text:p text:style-name="P3"><text:span text:style-name="T5"><text:tab/></text:span></text:p>
      <text:p text:style-name="P3"><text:span text:style-name="T5"><text:tab/>@Id</text:span></text:p>
      <text:p text:style-name="P3"><text:span text:style-name="T5"><text:tab/>@Column(name="DeptNo")</text:span></text:p>
      <text:p text:style-name="P3"><text:span text:style-name="T5"><text:tab/>private int deptno;</text:span></text:p>
      <text:p text:style-name="P3"><text:span text:style-name="T5"><text:tab/>@Column(name="DeptName")</text:span></text:p>
      <text:p text:style-name="P3"><text:span text:style-name="T5"><text:tab/>private String deptname;</text:span></text:p>
      <text:p text:style-name="P3"><text:span text:style-name="T5"><text:tab/>@Column(name="Location")</text:span></text:p>
      <text:p text:style-name="P3"><text:span text:style-name="T5"><text:tab/>private String location;</text:span></text:p>
      <text:p text:style-name="P3"><text:span text:style-name="T5"><text:tab/></text:span></text:p>
      <text:p text:style-name="P3"><text:span text:style-name="T5"><text:tab/>public int getDeptno() {</text:span></text:p>
      <text:p text:style-name="P3"><text:span text:style-name="T5"><text:tab/><text:tab/>return deptno;</text:span></text:p>
      <text:p text:style-name="P3"><text:span text:style-name="T5"><text:tab/>}</text:span></text:p>
      <text:p text:style-name="P3"><text:span text:style-name="T5"><text:tab/>public void setDeptno(int deptno) {</text:span></text:p>
      <text:p text:style-name="P3"><text:span text:style-name="T5"><text:tab/><text:tab/>this.deptno = deptno;</text:span></text:p>
      <text:p text:style-name="P3"><text:span text:style-name="T5"><text:tab/>}</text:span></text:p>
      <text:p text:style-name="P3"><text:span text:style-name="T5"><text:tab/>public String getDeptname() {</text:span></text:p>
      <text:p text:style-name="P3"><text:span text:style-name="T5"><text:tab/><text:tab/>return deptname;</text:span></text:p>
      <text:p text:style-name="P3"><text:span text:style-name="T5"><text:tab/>}</text:span></text:p>
      <text:p text:style-name="P3"><text:span text:style-name="T5"><text:tab/>public void setDeptname(String deptname) {</text:span></text:p>
      <text:p text:style-name="P3"><text:span text:style-name="T5"><text:tab/><text:tab/>this.deptname = deptname;</text:span></text:p>
      <text:p text:style-name="P3"><text:span text:style-name="T5"><text:tab/>}</text:span></text:p>
      <text:p text:style-name="P3"><text:span text:style-name="T5"><text:tab/>public String getLocation() {</text:span></text:p>
      <text:p text:style-name="P3"><text:span text:style-name="T5"><text:tab/><text:tab/>return location;</text:span></text:p>
      <text:p text:style-name="P3"><text:soft-page-break/><text:span text:style-name="T5"><text:tab/>}</text:span></text:p>
      <text:p text:style-name="P3"><text:span text:style-name="T5"><text:tab/>public void setLocation(String location) {</text:span></text:p>
      <text:p text:style-name="P3"><text:span text:style-name="T5"><text:tab/><text:tab/>this.location = location;</text:span></text:p>
      <text:p text:style-name="P3"><text:span text:style-name="T5"><text:tab/>}</text:span></text:p>
      <text:p text:style-name="P3"><text:span text:style-name="T5">}</text:span></text:p>
      <text:p text:style-name="P3"><text:span text:style-name="T5"/></text:p>
      <text:p text:style-name="P3"><text:span text:style-name="T5"/></text:p>
      <text:p text:style-name="P3"><text:span text:style-name="T5">adminHome.jsp</text:span></text:p>
      <text:p text:style-name="P3"><text:span text:style-name="T5">**************</text:span></text:p>
      <text:p text:style-name="P3"><text:span text:style-name="T5"/></text:p>
      <text:p text:style-name="P3"><text:span text:style-name="T5">&lt;%@ page language="java" contentType="text/html; charset=ISO-8859-1"</text:span></text:p>
      <text:p text:style-name="P3"><text:span text:style-name="T5"><text:s text:c="4"/>pageEncoding="ISO-8859-1"%&gt;</text:span></text:p>
      <text:p text:style-name="P3"><text:span text:style-name="T5">&lt;!DOCTYPE html PUBLIC "-//W3C//DTD HTML 4.01 Transitional//EN" "http://www.w3.org/TR/html4/loose.dtd"&gt;</text:span></text:p>
      <text:p text:style-name="P3"><text:span text:style-name="T5">&lt;html&gt;</text:span></text:p>
      <text:p text:style-name="P3"><text:span text:style-name="T5">&lt;head&gt;</text:span></text:p>
      <text:p text:style-name="P3"><text:span text:style-name="T5">&lt;meta http-equiv="Content-Type" content="text/html; charset=ISO-8859-1"&gt;</text:span></text:p>
      <text:p text:style-name="P3"><text:span text:style-name="T5">&lt;title&gt;Insert title here&lt;/title&gt;</text:span></text:p>
      <text:p text:style-name="P3"><text:span text:style-name="T5">&lt;/head&gt;</text:span></text:p>
      <text:p text:style-name="P3"><text:span text:style-name="T5">&lt;body&gt;</text:span></text:p>
      <text:p text:style-name="P3"><text:span text:style-name="T5">&lt;form action="DepartmentRegister" method="get"&gt;</text:span></text:p>
      <text:p text:style-name="P3"><text:span text:style-name="T5">&lt;center&gt;</text:span></text:p>
      <text:p text:style-name="P3"><text:span text:style-name="T5">&lt;img alt="img" src="Logo.png"&gt;&lt;hr&gt;</text:span></text:p>
      <text:p text:style-name="P3"><text:span text:style-name="T5">&lt;input type="submit" name="sub" value="Add Department"&gt;</text:span></text:p>
      <text:p text:style-name="P3"><text:span text:style-name="T5">&lt;input type="submit" name="sub" value="Delete Department"&gt;</text:span></text:p>
      <text:p text:style-name="P3"><text:span text:style-name="T5">&lt;input type="submit" name="sub" value="Add Employee"&gt;</text:span></text:p>
      <text:p text:style-name="P3"><text:span text:style-name="T5">&lt;input type="submit" name="sub" value="Delete Employee"&gt;</text:span></text:p>
      <text:p text:style-name="P3"><text:span text:style-name="T5">&lt;input type="submit" name="sub" value="Search Employee"&gt;</text:span></text:p>
      <text:p text:style-name="P3"><text:span text:style-name="T5">&lt;/center&gt;</text:span></text:p>
      <text:p text:style-name="P3"><text:span text:style-name="T5">&lt;/form&gt;</text:span></text:p>
      <text:p text:style-name="P3"><text:span text:style-name="T5">&lt;/body&gt;</text:span></text:p>
      <text:p text:style-name="P3"><text:span text:style-name="T5">&lt;/html&gt;</text:span></text:p>
      <text:p text:style-name="P3"><text:span text:style-name="T5"/></text:p>
      <text:p text:style-name="P3"><text:span text:style-name="T5"/></text:p>
      <text:p text:style-name="P3"><text:span text:style-name="T5">DepartmentRegister.java</text:span></text:p>
      <text:p text:style-name="P3"><text:span text:style-name="T5">************************</text:span></text:p>
      <text:p text:style-name="P3"><text:span text:style-name="T5"/></text:p>
      <text:p text:style-name="P3"><text:span text:style-name="T5">package com.dsrc.controller;</text:span></text:p>
      <text:p text:style-name="P3"><text:span text:style-name="T5"/></text:p>
      <text:p text:style-name="P3"><text:span text:style-name="T5">import java.io.IOException;</text:span></text:p>
      <text:p text:style-name="P3"><text:span text:style-name="T5"/></text:p>
      <text:p text:style-name="P3"><text:span text:style-name="T5">import javax.servlet.RequestDispatcher;</text:span></text:p>
      <text:p text:style-name="P3"><text:span text:style-name="T5">import javax.servlet.ServletException;</text:span></text:p>
      <text:p text:style-name="P3"><text:span text:style-name="T5">import javax.servlet.annotation.WebServlet;</text:span></text:p>
      <text:p text:style-name="P3"><text:span text:style-name="T5">import javax.servlet.http.HttpServlet;</text:span></text:p>
      <text:p text:style-name="P3"><text:span text:style-name="T5">import javax.servlet.http.HttpServletRequest;</text:span></text:p>
      <text:p text:style-name="P3"><text:span text:style-name="T5">import javax.servlet.http.HttpServletResponse;</text:span></text:p>
      <text:p text:style-name="P3"><text:span text:style-name="T5"/></text:p>
      <text:p text:style-name="P3"><text:soft-page-break/><text:span text:style-name="T5">import com.dsrc.bean.Department;</text:span></text:p>
      <text:p text:style-name="P3"><text:span text:style-name="T5">import com.dsrc.bo.DepartmentBO;</text:span></text:p>
      <text:p text:style-name="P3"><text:span text:style-name="T5">import com.dsrc.exception.EMPException;</text:span></text:p>
      <text:p text:style-name="P3"><text:span text:style-name="T5"/></text:p>
      <text:p text:style-name="P3"><text:span text:style-name="T5">/**</text:span></text:p>
      <text:p text:style-name="P3"><text:span text:style-name="T5"><text:s/>* Servlet implementation class DepartmentRegister</text:span></text:p>
      <text:p text:style-name="P3"><text:span text:style-name="T5"><text:s/>*/</text:span></text:p>
      <text:p text:style-name="P3"><text:span text:style-name="T5">@WebServlet("/DepartmentRegister")</text:span></text:p>
      <text:p text:style-name="P3"><text:span text:style-name="T5">public class DepartmentRegister extends HttpServlet {</text:span></text:p>
      <text:p text:style-name="P3"><text:span text:style-name="T5"><text:tab/>private static final long serialVersionUID = 1L;</text:span></text:p>
      <text:p text:style-name="P3"><text:span text:style-name="T5"><text:s text:c="7"/></text:span></text:p>
      <text:p text:style-name="P3"><text:span text:style-name="T5"><text:s text:c="4"/>/**</text:span></text:p>
      <text:p text:style-name="P3"><text:span text:style-name="T5"><text:s text:c="5"/>* @see HttpServlet#HttpServlet()</text:span></text:p>
      <text:p text:style-name="P3"><text:span text:style-name="T5"><text:s text:c="5"/>*/</text:span></text:p>
      <text:p text:style-name="P3"><text:span text:style-name="T5"><text:s text:c="4"/>public DepartmentRegister() {</text:span></text:p>
      <text:p text:style-name="P3"><text:span text:style-name="T5"><text:s text:c="8"/>super();</text:span></text:p>
      <text:p text:style-name="P3"><text:span text:style-name="T5"><text:s text:c="8"/>// TODO Auto-generated constructor stub</text:span></text:p>
      <text:p text:style-name="P3"><text:span text:style-name="T5"><text:s text:c="4"/>}</text:span></text:p>
      <text:p text:style-name="P3"><text:span text:style-name="T5"/></text:p>
      <text:p text:style-name="P3"><text:span text:style-name="T5"><text:tab/>/**</text:span></text:p>
      <text:p text:style-name="P3"><text:span text:style-name="T5"><text:tab/> * @see HttpServlet#doGet(HttpServletRequest request, HttpServletResponse response)</text:span></text:p>
      <text:p text:style-name="P3"><text:span text:style-name="T5"><text:tab/> */</text:span></text:p>
      <text:p text:style-name="P3"><text:span text:style-name="T5"><text:tab/>protected void doGet(HttpServletRequest request, HttpServletResponse response) throws ServletException, IOException {</text:span></text:p>
      <text:p text:style-name="P3"><text:span text:style-name="T5"><text:tab/><text:tab/></text:span></text:p>
      <text:p text:style-name="P3"><text:span text:style-name="T5"><text:tab/><text:tab/>if(request.getParameter("sub").equalsIgnoreCase("Add Department"))</text:span></text:p>
      <text:p text:style-name="P3"><text:span text:style-name="T5"><text:tab/><text:tab/>{</text:span></text:p>
      <text:p text:style-name="P3"><text:span text:style-name="T5"><text:tab/><text:tab/><text:tab/>response.sendRedirect("addDepartment.jsp");</text:span></text:p>
      <text:p text:style-name="P3"><text:span text:style-name="T5"><text:tab/><text:tab/>}</text:span></text:p>
      <text:p text:style-name="P3"><text:span text:style-name="T5"><text:tab/>}</text:span></text:p>
      <text:p text:style-name="P3"><text:span text:style-name="T5"/></text:p>
      <text:p text:style-name="P3"><text:span text:style-name="T5"><text:tab/>/**</text:span></text:p>
      <text:p text:style-name="P3"><text:span text:style-name="T5"><text:tab/> * @see HttpServlet#doPost(HttpServletRequest request, HttpServletResponse response)</text:span></text:p>
      <text:p text:style-name="P3"><text:span text:style-name="T5"><text:tab/> */</text:span></text:p>
      <text:p text:style-name="P3"><text:span text:style-name="T5"><text:tab/>protected void doPost(HttpServletRequest request, HttpServletResponse response) throws ServletException, IOException {</text:span></text:p>
      <text:p text:style-name="P3"><text:span text:style-name="T5"><text:tab/><text:tab/>// TODO Auto-generated method stub</text:span></text:p>
      <text:p text:style-name="P3"><text:span text:style-name="T5"><text:tab/><text:tab/></text:span></text:p>
      <text:p text:style-name="P3"><text:span text:style-name="T5"><text:tab/><text:tab/>int no=Integer.parseInt(request.getParameter("deptno"));</text:span></text:p>
      <text:p text:style-name="P3"><text:span text:style-name="T5"><text:tab/><text:tab/>String name=request.getParameter("deptname");</text:span></text:p>
      <text:p text:style-name="P3"><text:span text:style-name="T5"><text:tab/><text:tab/>String loc=request.getParameter("loc");</text:span></text:p>
      <text:p text:style-name="P3"><text:span text:style-name="T5"><text:tab/><text:tab/></text:span></text:p>
      <text:p text:style-name="P3"><text:span text:style-name="T5"><text:tab/><text:tab/>Department dp=new Department();</text:span></text:p>
      <text:p text:style-name="P3"><text:span text:style-name="T5"><text:tab/><text:tab/>dp.setDeptno(no);</text:span></text:p>
      <text:p text:style-name="P3"><text:span text:style-name="T5"><text:tab/><text:tab/>dp.setDeptname(name);</text:span></text:p>
      <text:p text:style-name="P3"><text:soft-page-break/><text:span text:style-name="T5"><text:tab/><text:tab/>dp.setLocation(loc);</text:span></text:p>
      <text:p text:style-name="P3"><text:span text:style-name="T5"><text:tab/><text:tab/></text:span></text:p>
      <text:p text:style-name="P3"><text:span text:style-name="T5"><text:tab/><text:tab/>DepartmentBO dbo=new DepartmentBO();</text:span></text:p>
      <text:p text:style-name="P3"><text:span text:style-name="T5"><text:tab/><text:tab/>try {</text:span></text:p>
      <text:p text:style-name="P3"><text:span text:style-name="T5"><text:tab/><text:tab/><text:tab/>boolean res=dbo.validateDepartment(dp);</text:span></text:p>
      <text:p text:style-name="P3"><text:span text:style-name="T5"><text:tab/><text:tab/><text:tab/>if(res)</text:span></text:p>
      <text:p text:style-name="P3"><text:span text:style-name="T5"><text:tab/><text:tab/><text:tab/>{</text:span></text:p>
      <text:p text:style-name="P3"><text:span text:style-name="T5"><text:tab/><text:tab/><text:tab/><text:tab/>RequestDispatcher rd=request.getRequestDispatcher("adminHome.jsp");</text:span></text:p>
      <text:p text:style-name="P3"><text:span text:style-name="T5"><text:tab/><text:tab/><text:tab/><text:tab/>rd.forward(request, response);</text:span></text:p>
      <text:p text:style-name="P3"><text:span text:style-name="T5"><text:tab/><text:tab/><text:tab/>}</text:span></text:p>
      <text:p text:style-name="P3"><text:span text:style-name="T5"><text:tab/><text:tab/>} catch (EMPException e) {</text:span></text:p>
      <text:p text:style-name="P3"><text:span text:style-name="T5"><text:tab/><text:tab/><text:tab/>String error=e.getMessage();</text:span></text:p>
      <text:p text:style-name="P3"><text:span text:style-name="T5"><text:tab/><text:tab/><text:tab/>RequestDispatcher rd=request.getRequestDispatcher("addDepartment.jsp");</text:span></text:p>
      <text:p text:style-name="P3"><text:span text:style-name="T5"><text:tab/><text:tab/><text:tab/>request.setAttribute("error", error);</text:span></text:p>
      <text:p text:style-name="P3"><text:span text:style-name="T5"><text:tab/><text:tab/><text:tab/>rd.forward(request, response);</text:span></text:p>
      <text:p text:style-name="P3"><text:span text:style-name="T5"><text:tab/><text:tab/>}</text:span></text:p>
      <text:p text:style-name="P3"><text:span text:style-name="T5"><text:tab/>}</text:span></text:p>
      <text:p text:style-name="P3"><text:span text:style-name="T5">}</text:span></text:p>
      <text:p text:style-name="P3"><text:span text:style-name="T5"/></text:p>
      <text:p text:style-name="P3"><text:span text:style-name="T5"/></text:p>
      <text:p text:style-name="P3"><text:span text:style-name="T5">addDepartment.jsp</text:span></text:p>
      <text:p text:style-name="P3"><text:span text:style-name="T5">******************</text:span></text:p>
      <text:p text:style-name="P3"><text:span text:style-name="T5"/></text:p>
      <text:p text:style-name="P3"><text:span text:style-name="T5">&lt;%@ page language="java" contentType="text/html; charset=ISO-8859-1"</text:span></text:p>
      <text:p text:style-name="P3"><text:span text:style-name="T5"><text:s text:c="4"/>pageEncoding="ISO-8859-1"%&gt;</text:span></text:p>
      <text:p text:style-name="P3"><text:span text:style-name="T5">&lt;!DOCTYPE html PUBLIC "-//W3C//DTD HTML 4.01 Transitional//EN" "http://www.w3.org/TR/html4/loose.dtd"&gt;</text:span></text:p>
      <text:p text:style-name="P3"><text:span text:style-name="T5">&lt;html&gt;</text:span></text:p>
      <text:p text:style-name="P3"><text:span text:style-name="T5">&lt;head&gt;</text:span></text:p>
      <text:p text:style-name="P3"><text:span text:style-name="T5">&lt;meta http-equiv="Content-Type" content="text/html; charset=ISO-8859-1"&gt;</text:span></text:p>
      <text:p text:style-name="P3"><text:span text:style-name="T5">&lt;title&gt;Insert title here&lt;/title&gt;</text:span></text:p>
      <text:p text:style-name="P3"><text:span text:style-name="T5">&lt;/head&gt;</text:span></text:p>
      <text:p text:style-name="P3"><text:span text:style-name="T5">&lt;body&gt;</text:span></text:p>
      <text:p text:style-name="P3"><text:span text:style-name="T5">&lt;form action="DepartmentRegister" method="post"&gt;</text:span></text:p>
      <text:p text:style-name="P3"><text:span text:style-name="T5">&lt;center&gt;</text:span></text:p>
      <text:p text:style-name="P3"><text:span text:style-name="T5">&lt;img alt="img" src="Logo.png"&gt;&lt;hr&gt;</text:span></text:p>
      <text:p text:style-name="P3"><text:span text:style-name="T5">&lt;% if(request.getAttribute("error")!=null){ %&gt;</text:span></text:p>
      <text:p text:style-name="P3"><text:span text:style-name="T5">&lt;font&gt;&lt;%=request.getAttribute("error") %&gt;&lt;/font&gt;&lt;%}%&gt;</text:span></text:p>
      <text:p text:style-name="P3"><text:span text:style-name="T5">&lt;table&gt;</text:span></text:p>
      <text:p text:style-name="P3"><text:span text:style-name="T5">&lt;tr&gt;&lt;td&gt;Department NO&lt;/td&gt;&lt;td&gt;&lt;input type="text" name="deptno"&gt;&lt;/td&gt;&lt;/tr&gt;</text:span></text:p>
      <text:p text:style-name="P3"><text:span text:style-name="T5">&lt;tr&gt;&lt;td&gt;Department Name&lt;/td&gt;&lt;td&gt;&lt;input type="text" name="deptname"&gt;&lt;/td&gt;&lt;/tr&gt;</text:span></text:p>
      <text:p text:style-name="P3"><text:span text:style-name="T5">&lt;tr&gt;&lt;td&gt;Location&lt;/td&gt;&lt;td&gt;</text:span></text:p>
      <text:p text:style-name="P3"><text:span text:style-name="T5">&lt;select name="loc"&gt;</text:span></text:p>
      <text:p text:style-name="P3"><text:span text:style-name="T5">&lt;option value=""&gt;&lt;/option&gt;</text:span></text:p>
      <text:p text:style-name="P3"><text:span text:style-name="T5">&lt;option value="Chennai"&gt;Chennai&lt;/option&gt;</text:span></text:p>
      <text:p text:style-name="P3"><text:soft-page-break/><text:span text:style-name="T5">&lt;option value="Bangalore"&gt;Bangalore&lt;/option&gt;</text:span></text:p>
      <text:p text:style-name="P3"><text:span text:style-name="T5">&lt;option value="Mumbai"&gt;Mumbai&lt;/option&gt;</text:span></text:p>
      <text:p text:style-name="P3"><text:span text:style-name="T5">&lt;/select&gt;</text:span></text:p>
      <text:p text:style-name="P3"><text:span text:style-name="T5">&lt;/td&gt;&lt;/tr&gt;</text:span></text:p>
      <text:p text:style-name="P3"><text:span text:style-name="T5">&lt;tr&gt;&lt;td&gt;&lt;/td&gt;&lt;td align="right"&gt;&lt;input type="submit" value="Save"&gt;&lt;/td&gt;&lt;/tr&gt;</text:span></text:p>
      <text:p text:style-name="P3"><text:span text:style-name="T5">&lt;/table&gt;</text:span></text:p>
      <text:p text:style-name="P3"><text:span text:style-name="T5">&lt;/center&gt;</text:span></text:p>
      <text:p text:style-name="P3"><text:span text:style-name="T5">&lt;/form&gt;</text:span></text:p>
      <text:p text:style-name="P3"><text:span text:style-name="T5">&lt;/body&gt;</text:span></text:p>
      <text:p text:style-name="P3"><text:span text:style-name="T5">&lt;/html&gt;</text:span></text:p>
      <text:p text:style-name="P3"><text:span text:style-name="T5"/></text:p>
      <text:p text:style-name="P3"><text:span text:style-name="T5"/></text:p>
      <text:p text:style-name="P3"><text:span text:style-name="T5">DepartmentBO.java</text:span></text:p>
      <text:p text:style-name="P3"><text:span text:style-name="T5">******************</text:span></text:p>
      <text:p text:style-name="P3"><text:span text:style-name="T5"/></text:p>
      <text:p text:style-name="P3"><text:span text:style-name="T5">package com.dsrc.bo;</text:span></text:p>
      <text:p text:style-name="P3"><text:span text:style-name="T5"/></text:p>
      <text:p text:style-name="P3"><text:span text:style-name="T5">import com.dsrc.bean.Department;</text:span></text:p>
      <text:p text:style-name="P3"><text:span text:style-name="T5">import com.dsrc.dao.DepartmentDAO;</text:span></text:p>
      <text:p text:style-name="P3"><text:span text:style-name="T5">import com.dsrc.exception.EMPException;</text:span></text:p>
      <text:p text:style-name="P3"><text:span text:style-name="T5"/></text:p>
      <text:p text:style-name="P3"><text:span text:style-name="T5">public class DepartmentBO {</text:span></text:p>
      <text:p text:style-name="P3"><text:span text:style-name="T5"/></text:p>
      <text:p text:style-name="P3"><text:span text:style-name="T5"><text:tab/>public boolean validateDepartment( Department depart) throws EMPException</text:span></text:p>
      <text:p text:style-name="P3"><text:span text:style-name="T5"><text:tab/>{</text:span></text:p>
      <text:p text:style-name="P3"><text:span text:style-name="T5"><text:tab/><text:tab/>boolean res=false;</text:span></text:p>
      <text:p text:style-name="P3"><text:span text:style-name="T5"><text:tab/><text:tab/>String no=String.valueOf(depart.getDeptno());</text:span></text:p>
      <text:p text:style-name="P3"><text:span text:style-name="T5"><text:tab/><text:tab/>String name=depart.getDeptname();</text:span></text:p>
      <text:p text:style-name="P3"><text:span text:style-name="T5"><text:tab/><text:tab/>String loc=depart.getLocation();</text:span></text:p>
      <text:p text:style-name="P3"><text:span text:style-name="T5"><text:tab/><text:tab/></text:span></text:p>
      <text:p text:style-name="P3"><text:span text:style-name="T5"><text:tab/><text:tab/>if(no.length()&gt;0&amp;&amp;name.length()&gt;0&amp;&amp;loc.length()&gt;0)</text:span></text:p>
      <text:p text:style-name="P3"><text:span text:style-name="T5"><text:tab/><text:tab/>{</text:span></text:p>
      <text:p text:style-name="P3"><text:span text:style-name="T5"><text:tab/><text:tab/><text:tab/>DepartmentDAO ddao=new DepartmentDAO();</text:span></text:p>
      <text:p text:style-name="P3"><text:span text:style-name="T5"><text:tab/><text:tab/><text:tab/>res=ddao.saveDepartment(depart);</text:span></text:p>
      <text:p text:style-name="P3"><text:span text:style-name="T5"><text:tab/><text:tab/>}</text:span></text:p>
      <text:p text:style-name="P3"><text:span text:style-name="T5"><text:tab/><text:tab/>else</text:span></text:p>
      <text:p text:style-name="P3"><text:span text:style-name="T5"><text:tab/><text:tab/>{</text:span></text:p>
      <text:p text:style-name="P3"><text:span text:style-name="T5"><text:tab/><text:tab/><text:tab/>throw new EMPException("Fill All Details");</text:span></text:p>
      <text:p text:style-name="P3"><text:span text:style-name="T5"><text:tab/><text:tab/>}</text:span></text:p>
      <text:p text:style-name="P3"><text:span text:style-name="T5"><text:tab/><text:tab/></text:span></text:p>
      <text:p text:style-name="P3"><text:span text:style-name="T5"><text:tab/><text:tab/>return res;</text:span></text:p>
      <text:p text:style-name="P3"><text:span text:style-name="T5"><text:tab/><text:tab/></text:span></text:p>
      <text:p text:style-name="P3"><text:span text:style-name="T5"><text:tab/>}</text:span></text:p>
      <text:p text:style-name="P3"><text:span text:style-name="T5">}</text:span></text:p>
      <text:p text:style-name="P3"><text:span text:style-name="T5"/></text:p>
      <text:p text:style-name="P3"><text:span text:style-name="T5"/></text:p>
      <text:p text:style-name="P3"><text:span text:style-name="T5">DepartmentDAO.java</text:span></text:p>
      <text:p text:style-name="P3"><text:soft-page-break/><text:span text:style-name="T5">*******************</text:span></text:p>
      <text:p text:style-name="P3"><text:span text:style-name="T5"/></text:p>
      <text:p text:style-name="P3"><text:span text:style-name="T5">package com.dsrc.dao;</text:span></text:p>
      <text:p text:style-name="P3"><text:span text:style-name="T5"/></text:p>
      <text:p text:style-name="P3"><text:span text:style-name="T5">import org.hibernate.Session;</text:span></text:p>
      <text:p text:style-name="P3"><text:span text:style-name="T5">import org.hibernate.SessionFactory;</text:span></text:p>
      <text:p text:style-name="P3"><text:span text:style-name="T5">import org.hibernate.Transaction;</text:span></text:p>
      <text:p text:style-name="P3"><text:span text:style-name="T5">import org.hibernate.cfg.AnnotationConfiguration;</text:span></text:p>
      <text:p text:style-name="P3"><text:span text:style-name="T5"/></text:p>
      <text:p text:style-name="P3"><text:span text:style-name="T5">import com.dsrc.bean.Department;</text:span></text:p>
      <text:p text:style-name="P3"><text:span text:style-name="T5"/></text:p>
      <text:p text:style-name="P3"><text:span text:style-name="T5">public class DepartmentDAO </text:span></text:p>
      <text:p text:style-name="P3"><text:span text:style-name="T5">{</text:span></text:p>
      <text:p text:style-name="P3"><text:span text:style-name="T5"><text:tab/>public boolean saveDepartment( Department depart)</text:span></text:p>
      <text:p text:style-name="P3"><text:span text:style-name="T5"><text:tab/>{</text:span></text:p>
      <text:p text:style-name="P3"><text:span text:style-name="T5"><text:tab/><text:tab/></text:span></text:p>
      <text:p text:style-name="P3"><text:span text:style-name="T5"><text:tab/><text:tab/>SessionFactory sf=new AnnotationConfiguration().configure().addAnnotatedClass(Department.class).buildSessionFactory();</text:span></text:p>
      <text:p text:style-name="P3"><text:span text:style-name="T5"><text:tab/><text:tab/>Session s=sf.openSession();</text:span></text:p>
      <text:p text:style-name="P3"><text:span text:style-name="T5"><text:tab/><text:tab/>Transaction tx=s.beginTransaction();</text:span></text:p>
      <text:p text:style-name="P3"><text:span text:style-name="T5"><text:tab/><text:tab/>s.save(depart);</text:span></text:p>
      <text:p text:style-name="P3"><text:span text:style-name="T5"><text:tab/><text:tab/>tx.commit();</text:span></text:p>
      <text:p text:style-name="P3"><text:span text:style-name="T5"><text:tab/><text:tab/>s.close();</text:span></text:p>
      <text:p text:style-name="P3"><text:span text:style-name="T5"><text:tab/><text:tab/>return true;<text:tab/></text:span></text:p>
      <text:p text:style-name="P3"><text:span text:style-name="T5"><text:tab/>}</text:span></text:p>
      <text:p text:style-name="P3"><text:span text:style-name="T5">}</text:span></text:p>
      <text:p text:style-name="P3"><text:span text:style-name="T5"/></text:p>
      <text:p text:style-name="P3"><text:span text:style-name="T5"/></text:p>
      <text:p text:style-name="P3"><text:span text:style-name="T5">hibernate.cfg.xml</text:span></text:p>
      <text:p text:style-name="P3"><text:span text:style-name="T5">******************</text:span></text:p>
      <text:p text:style-name="P3"><text:span text:style-name="T5"/></text:p>
      <text:p text:style-name="P3"><text:span text:style-name="T5">&lt;?xml version="1.0" encoding="UTF-8"?&gt;</text:span></text:p>
      <text:p text:style-name="P3"><text:span text:style-name="T5">&lt;!DOCTYPE hibernate-configuration PUBLIC <text:s/></text:span></text:p>
      <text:p text:style-name="P3"><text:span text:style-name="T5"><text:s text:c="10"/>"-//Hibernate/Hibernate Configuration DTD 3.0//EN" <text:s/></text:span></text:p>
      <text:p text:style-name="P3"><text:span text:style-name="T5"><text:s text:c="10"/>"http://hibernate.sourceforge.net/hibernate-configuration-3.0.dtd"&gt; <text:s/></text:span></text:p>
      <text:p text:style-name="P3"><text:span text:style-name="T5"><text:s text:c="2"/></text:span></text:p>
      <text:p text:style-name="P3"><text:span text:style-name="T5">&lt;hibernate-configuration&gt; <text:s/></text:span></text:p>
      <text:p text:style-name="P3"><text:span text:style-name="T5"><text:s text:c="2"/></text:span></text:p>
      <text:p text:style-name="P3"><text:span text:style-name="T5"><text:s text:c="4"/>&lt;session-factory&gt; <text:s/></text:span></text:p>
      <text:p text:style-name="P3"><text:span text:style-name="T5"><text:s text:c="8"/>&lt;property name="hbm2ddl.auto"&gt;update&lt;/property&gt; <text:s/></text:span></text:p>
      <text:p text:style-name="P3"><text:span text:style-name="T5"><text:s text:c="8"/>&lt;property name="dialect"&gt;org.hibernate.dialect.MySQLDialect&lt;/property&gt; <text:s/></text:span></text:p>
      <text:p text:style-name="P3"><text:span text:style-name="T5"><text:s text:c="8"/>&lt;property name="connection.url"&gt;jdbc:mysql://localhost:3306/EmpDBS&lt;/property&gt; <text:s/></text:span></text:p>
      <text:p text:style-name="P3"><text:span text:style-name="T5"><text:s text:c="8"/>&lt;property name="connection.username"&gt;root&lt;/property&gt; <text:s/></text:span></text:p>
      <text:p text:style-name="P3"><text:span text:style-name="T5"><text:s text:c="8"/>&lt;property name="connection.password"&gt;dsrc&lt;/property&gt; <text:s/></text:span></text:p>
      <text:p text:style-name="P3"><text:soft-page-break/><text:span text:style-name="T5"><text:s text:c="8"/>&lt;property name="connection.driver_class"&gt;com.mysql.jdbc.Driver&lt;/property&gt; <text:s/></text:span></text:p>
      <text:p text:style-name="P3"><text:span text:style-name="T5"><text:s text:c="8"/>&lt;mapping class="com.dsrc.bean.Department" /&gt;</text:span></text:p>
      <text:p text:style-name="P3"><text:span text:style-name="T5"><text:s text:c="4"/>&lt;/session-factory&gt; <text:s/></text:span></text:p>
      <text:p text:style-name="P3"><text:span text:style-name="T5"><text:s text:c="2"/></text:span></text:p>
      <text:p text:style-name="P3"><text:span text:style-name="T5">&lt;/hibernate-configuration&gt; </text:span></text:p>
      <text:p text:style-name="P7"><text:span text:style-name="T5"/></text:p>
      <text:p text:style-name="P7"><text:span text:style-name="T5"/></text:p>
      <text:p text:style-name="P3"><text:span text:style-name="T5">3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7:02:32.361000000</meta:creation-date>
    <dc:date>2019-07-04T17:56:27.480000000</dc:date>
    <meta:editing-duration>PT43M45S</meta:editing-duration>
    <meta:editing-cycles>1</meta:editing-cycles>
    <meta:document-statistic meta:table-count="0" meta:image-count="0" meta:object-count="0" meta:page-count="12" meta:paragraph-count="438" meta:word-count="879" meta:character-count="11752" meta:non-whitespace-character-count="10508"/>
    <meta:generator>LibreOffice/5.1.5.2$Windows_X86_64 LibreOffice_project/7a864d8825610a8c07cfc3bc01dd4fce6a9447e5</meta:generator>
  </office:meta>
</office:document-meta>
</file>